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P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4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KRIS GUNNARSSON MidTerm Project SensorFusion Camera 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etector</text:p>
          </table:table-cell>
          <table:table-cell table:style-name="ce1"/>
          <table:table-cell table:style-name="ce1" office:value-type="string" calcext:value-type="string">
            <text:p>Descriptor</text:p>
          </table:table-cell>
          <table:table-cell table:style-name="ce1"/>
          <table:table-cell table:style-name="ce1" office:value-type="string" calcext:value-type="string">
            <text:p>Matched</text:p>
          </table:table-cell>
          <table:table-cell table:style-name="ce1" table:number-columns-repeated="3"/>
          <table:table-cell table:style-name="ce3" office:value-type="string" calcext:value-type="string">
            <text:p>(kpts)</text:p>
          </table:table-cell>
          <table:table-cell table:style-name="ce5" office:value-type="string" calcext:value-type="string">
            <text:p>Ratio</text:p>
          </table:table-cell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03.111111111111" calcext:value-type="float">
            <text:p>103.1111111111</text:p>
          </table:table-cell>
          <table:table-cell table:number-columns-repeated="3"/>
          <table:table-cell office:value-type="float" office:value="114.888888888889" calcext:value-type="float">
            <text:p>115</text:p>
          </table:table-cell>
          <table:table-cell office:value-type="percentage" office:value="0.898069555555555" calcext:value-type="percentage">
            <text:p>89.8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4.888888888889" calcext:value-type="float">
            <text:p>115</text:p>
          </table:table-cell>
          <table:table-cell office:value-type="percentage" office:value="0.862592333333333" calcext:value-type="percentage">
            <text:p>86.3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84.2222222222222" calcext:value-type="float">
            <text:p>84.2222222222</text:p>
          </table:table-cell>
          <table:table-cell table:number-columns-repeated="3"/>
          <table:table-cell office:value-type="float" office:value="114.888888888889" calcext:value-type="float">
            <text:p>115</text:p>
          </table:table-cell>
          <table:table-cell office:value-type="percentage" office:value="0.733739888888889" calcext:value-type="percentage">
            <text:p>73.4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14.888888888889" calcext:value-type="float">
            <text:p>115</text:p>
          </table:table-cell>
          <table:table-cell office:value-type="percentage" office:value="0.731482444444444" calcext:value-type="percentage">
            <text:p>73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101.111111111111" calcext:value-type="float">
            <text:p>101.1111111111</text:p>
          </table:table-cell>
          <table:table-cell table:number-columns-repeated="3"/>
          <table:table-cell office:value-type="float" office:value="114.888888888889" calcext:value-type="float">
            <text:p>115</text:p>
          </table:table-cell>
          <table:table-cell office:value-type="percentage" office:value="0.880672111111111" calcext:value-type="percentage">
            <text:p>88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43.7777777777778" calcext:value-type="float">
            <text:p>43.7777777778</text:p>
          </table:table-cell>
          <table:table-cell table:number-columns-repeated="3"/>
          <table:table-cell office:value-type="float" office:value="110.777777777778" calcext:value-type="float">
            <text:p>111</text:p>
          </table:table-cell>
          <table:table-cell office:value-type="percentage" office:value="0.721186144444444" calcext:value-type="percentage">
            <text:p>72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43.5555555555556" calcext:value-type="float">
            <text:p>43.5555555556</text:p>
          </table:table-cell>
          <table:table-cell table:number-columns-repeated="3"/>
          <table:table-cell office:value-type="float" office:value="110.777777777778" calcext:value-type="float">
            <text:p>111</text:p>
          </table:table-cell>
          <table:table-cell office:value-type="percentage" office:value="0.688569366666667" calcext:value-type="percentage">
            <text:p>68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45.3333333333333" calcext:value-type="float">
            <text:p>45.3333333333</text:p>
          </table:table-cell>
          <table:table-cell table:number-columns-repeated="3"/>
          <table:table-cell office:value-type="float" office:value="110.777777777778" calcext:value-type="float">
            <text:p>111</text:p>
          </table:table-cell>
          <table:table-cell office:value-type="percentage" office:value="0.694730111111111" calcext:value-type="percentage">
            <text:p>69.5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10.777777777778" calcext:value-type="float">
            <text:p>111</text:p>
          </table:table-cell>
          <table:table-cell office:value-type="percentage" office:value="0.601210311111111" calcext:value-type="percentage">
            <text:p>60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34.2222222222222" calcext:value-type="float">
            <text:p>34.2222222222</text:p>
          </table:table-cell>
          <table:table-cell table:number-columns-repeated="3"/>
          <table:table-cell office:value-type="float" office:value="110.777777777778" calcext:value-type="float">
            <text:p>111</text:p>
          </table:table-cell>
          <table:table-cell office:value-type="percentage" office:value="0.562187555555556" calcext:value-type="percentage">
            <text:p>56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62.888888888889" calcext:value-type="float">
            <text:p>263</text:p>
          </table:table-cell>
          <table:table-cell office:value-type="percentage" office:value="0.685980444444444" calcext:value-type="percentage">
            <text:p>68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158.444444444444" calcext:value-type="float">
            <text:p>158.4444444444</text:p>
          </table:table-cell>
          <table:table-cell table:number-columns-repeated="3"/>
          <table:table-cell office:value-type="float" office:value="262.888888888889" calcext:value-type="float">
            <text:p>263</text:p>
          </table:table-cell>
          <table:table-cell office:value-type="percentage" office:value="0.604274333333333" calcext:value-type="percentage">
            <text:p>60.4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160.666666666667" calcext:value-type="float">
            <text:p>160.6666666667</text:p>
          </table:table-cell>
          <table:table-cell table:number-columns-repeated="3"/>
          <table:table-cell office:value-type="float" office:value="262.888888888889" calcext:value-type="float">
            <text:p>263</text:p>
          </table:table-cell>
          <table:table-cell office:value-type="percentage" office:value="0.612251555555556" calcext:value-type="percentage">
            <text:p>61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166.444444444444" calcext:value-type="float">
            <text:p>166.4444444444</text:p>
          </table:table-cell>
          <table:table-cell table:number-columns-repeated="3"/>
          <table:table-cell office:value-type="float" office:value="262.888888888889" calcext:value-type="float">
            <text:p>263</text:p>
          </table:table-cell>
          <table:table-cell office:value-type="percentage" office:value="0.634625111111111" calcext:value-type="percentage">
            <text:p>63.5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173.666666666667" calcext:value-type="float">
            <text:p>173.6666666667</text:p>
          </table:table-cell>
          <table:table-cell table:number-columns-repeated="3"/>
          <table:table-cell office:value-type="float" office:value="262.888888888889" calcext:value-type="float">
            <text:p>263</text:p>
          </table:table-cell>
          <table:table-cell office:value-type="percentage" office:value="0.662146777777778" calcext:value-type="percentage">
            <text:p>66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15.777777777778" calcext:value-type="float">
            <text:p>115.7777777778</text:p>
          </table:table-cell>
          <table:table-cell table:number-columns-repeated="3"/>
          <table:table-cell office:value-type="float" office:value="141.222222222222" calcext:value-type="float">
            <text:p>141</text:p>
          </table:table-cell>
          <table:table-cell office:value-type="percentage" office:value="0.821725111111111" calcext:value-type="percentage">
            <text:p>82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112.777777777778" calcext:value-type="float">
            <text:p>112.7777777778</text:p>
          </table:table-cell>
          <table:table-cell table:number-columns-repeated="3"/>
          <table:table-cell office:value-type="float" office:value="141.222222222222" calcext:value-type="float">
            <text:p>141</text:p>
          </table:table-cell>
          <table:table-cell office:value-type="percentage" office:value="0.800394888888889" calcext:value-type="percentage">
            <text:p>80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93.1111111111111" calcext:value-type="float">
            <text:p>93.1111111111</text:p>
          </table:table-cell>
          <table:table-cell table:number-columns-repeated="3"/>
          <table:table-cell office:value-type="float" office:value="141.222222222222" calcext:value-type="float">
            <text:p>141</text:p>
          </table:table-cell>
          <table:table-cell office:value-type="percentage" office:value="0.661187666666667" calcext:value-type="percentage">
            <text:p>66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95.3333333333333" calcext:value-type="float">
            <text:p>95.3333333333</text:p>
          </table:table-cell>
          <table:table-cell table:number-columns-repeated="3"/>
          <table:table-cell office:value-type="float" office:value="141.222222222222" calcext:value-type="float">
            <text:p>141</text:p>
          </table:table-cell>
          <table:table-cell office:value-type="percentage" office:value="0.675639333333333" calcext:value-type="percentage">
            <text:p>67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110.333333333333" calcext:value-type="float">
            <text:p>110.3333333333</text:p>
          </table:table-cell>
          <table:table-cell table:number-columns-repeated="3"/>
          <table:table-cell office:value-type="float" office:value="141.222222222222" calcext:value-type="float">
            <text:p>141</text:p>
          </table:table-cell>
          <table:table-cell office:value-type="percentage" office:value="0.782675777777778" calcext:value-type="percentage">
            <text:p>78.3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58.2222222222222" calcext:value-type="float">
            <text:p>58.222222222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percentage" office:value="0.512249" calcext:value-type="percentage">
            <text:p>51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80.3333333333333" calcext:value-type="float">
            <text:p>80.333333333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percentage" office:value="0.708528111111111" calcext:value-type="percentage">
            <text:p>70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43.6666666666667" calcext:value-type="float">
            <text:p>43.6666666667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percentage" office:value="0.385986888888889" calcext:value-type="percentage">
            <text:p>38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79.8888888888889" calcext:value-type="float">
            <text:p>79.888888888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percentage" office:value="0.707892333333333" calcext:value-type="percentage">
            <text:p>70.8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80.8888888888889" calcext:value-type="float">
            <text:p>80.888888888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percentage" office:value="0.715064888888889" calcext:value-type="percentage">
            <text:p>71.5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134.333333333333" calcext:value-type="float">
            <text:p>134.3333333333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843710666666667" calcext:value-type="percentage">
            <text:p>84.4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/>
          <table:table-cell office:value-type="float" office:value="125.888888888889" calcext:value-type="float">
            <text:p>125.8888888889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791089111111111" calcext:value-type="percentage">
            <text:p>79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/>
          <table:table-cell office:value-type="float" office:value="125.555555555556" calcext:value-type="float">
            <text:p>125.5555555556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788623444444444" calcext:value-type="percentage">
            <text:p>78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/>
          <table:table-cell office:value-type="float" office:value="133.666666666667" calcext:value-type="float">
            <text:p>133.6666666667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839725111111111" calcext:value-type="percentage">
            <text:p>84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129.222222222222" calcext:value-type="float">
            <text:p>129.2222222222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812259111111111" calcext:value-type="percentage">
            <text:p>81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135.444444444444" calcext:value-type="float">
            <text:p>135.4444444444</text:p>
          </table:table-cell>
          <table:table-cell table:number-columns-repeated="3"/>
          <table:table-cell office:value-type="float" office:value="159.222222222222" calcext:value-type="float">
            <text:p>159</text:p>
          </table:table-cell>
          <table:table-cell office:value-type="percentage" office:value="0.850283" calcext:value-type="percentage">
            <text:p>85.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/>
          <table:table-cell office:value-type="float" office:value="75.1111111111111" calcext:value-type="float">
            <text:p>75.1111111111</text:p>
          </table:table-cell>
          <table:table-cell table:number-columns-repeated="3"/>
          <table:table-cell office:value-type="float" office:value="133.444444444444" calcext:value-type="float">
            <text:p>133</text:p>
          </table:table-cell>
          <table:table-cell office:value-type="percentage" office:value="0.566142666666667" calcext:value-type="percentage">
            <text:p>56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/>
          <table:table-cell office:value-type="float" office:value="63.1111111111111" calcext:value-type="float">
            <text:p>63.1111111111</text:p>
          </table:table-cell>
          <table:table-cell table:number-columns-repeated="3"/>
          <table:table-cell office:value-type="float" office:value="133.444444444444" calcext:value-type="float">
            <text:p>133</text:p>
          </table:table-cell>
          <table:table-cell office:value-type="percentage" office:value="0.474692555555556" calcext:value-type="percentage">
            <text:p>47.5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/>
          <table:table-cell office:value-type="float" office:value="86.2222222222222" calcext:value-type="float">
            <text:p>86.2222222222</text:p>
          </table:table-cell>
          <table:table-cell table:number-columns-repeated="3"/>
          <table:table-cell office:value-type="float" office:value="133.444444444444" calcext:value-type="float">
            <text:p>133</text:p>
          </table:table-cell>
          <table:table-cell office:value-type="percentage" office:value="0.646605222222222" calcext:value-type="percentage">
            <text:p>64.7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957265" calcext:value-type="percentage">
            <text:p>9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22" calcext:value-type="float">
            <text:p>122</text:p>
          </table:table-cell>
          <table:table-cell office:value-type="percentage" office:value="0.909836" calcext:value-type="percentage">
            <text:p>91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871795" calcext:value-type="percentage">
            <text:p>87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15" calcext:value-type="float">
            <text:p>115</text:p>
          </table:table-cell>
          <table:table-cell office:value-type="percentage" office:value="0.869565" calcext:value-type="percentage">
            <text:p>8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83929" calcext:value-type="percentage">
            <text:p>88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83929" calcext:value-type="percentage">
            <text:p>88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20" calcext:value-type="float">
            <text:p>120</text:p>
          </table:table-cell>
          <table:table-cell office:value-type="percentage" office:value="0.816667" calcext:value-type="percentage">
            <text:p>81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1" calcext:value-type="float">
            <text:p>111</text:p>
          </table:table-cell>
          <table:table-cell office:value-type="percentage" office:value="0.972973" calcext:value-type="percentage">
            <text:p>97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08" calcext:value-type="float">
            <text:p>108</text:p>
          </table:table-cell>
          <table:table-cell office:value-type="percentage" office:value="0.916667" calcext:value-type="percentage">
            <text:p>91.7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47:.G55])/9" office:value-type="float" office:value="103.111111111111" calcext:value-type="float">
            <text:p>103.1111111111</text:p>
          </table:table-cell>
          <table:table-cell table:number-columns-repeated="3"/>
          <table:table-cell table:formula="of:=SUM([.K47:.K55])/9" office:value-type="float" office:value="114.888888888889" calcext:value-type="float">
            <text:p>115</text:p>
          </table:table-cell>
          <table:table-cell table:formula="of:=SUM([.L47:.L55])/9" office:value-type="percentage" office:value="0.898069555555555" calcext:value-type="percentage">
            <text:p>89.8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888889" calcext:value-type="percentage">
            <text:p>88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22" calcext:value-type="float">
            <text:p>122</text:p>
          </table:table-cell>
          <table:table-cell office:value-type="percentage" office:value="0.836066" calcext:value-type="percentage">
            <text:p>83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820513" calcext:value-type="percentage">
            <text:p>82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15" calcext:value-type="float">
            <text:p>115</text:p>
          </table:table-cell>
          <table:table-cell office:value-type="percentage" office:value="0.869565" calcext:value-type="percentage">
            <text:p>8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910714" calcext:value-type="percentage">
            <text:p>91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39286" calcext:value-type="percentage">
            <text:p>83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20" calcext:value-type="float">
            <text:p>120</text:p>
          </table:table-cell>
          <table:table-cell office:value-type="percentage" office:value="0.8" calcext:value-type="percentage">
            <text:p>80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1" calcext:value-type="float">
            <text:p>111</text:p>
          </table:table-cell>
          <table:table-cell office:value-type="percentage" office:value="0.927928" calcext:value-type="percentage">
            <text:p>92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08" calcext:value-type="float">
            <text:p>108</text:p>
          </table:table-cell>
          <table:table-cell office:value-type="percentage" office:value="0.87037" calcext:value-type="percentage">
            <text:p>87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58:.G66])/9" office:value-type="float" office:value="99" calcext:value-type="float">
            <text:p>99</text:p>
          </table:table-cell>
          <table:table-cell table:number-columns-repeated="3"/>
          <table:table-cell table:formula="of:=SUM([.K58:.K66])/9" office:value-type="float" office:value="114.888888888889" calcext:value-type="float">
            <text:p>115</text:p>
          </table:table-cell>
          <table:table-cell table:formula="of:=SUM([.L58:.L66])/9" office:value-type="percentage" office:value="0.862592333333333" calcext:value-type="percentage">
            <text:p>86.3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735043" calcext:value-type="percentage">
            <text:p>73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37705" calcext:value-type="percentage">
            <text:p>7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709402" calcext:value-type="percentage">
            <text:p>7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15" calcext:value-type="float">
            <text:p>115</text:p>
          </table:table-cell>
          <table:table-cell office:value-type="percentage" office:value="0.756522" calcext:value-type="percentage">
            <text:p>7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758929" calcext:value-type="percentage">
            <text:p>75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705357" calcext:value-type="percentage">
            <text:p>70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20" calcext:value-type="float">
            <text:p>120</text:p>
          </table:table-cell>
          <table:table-cell office:value-type="percentage" office:value="0.666667" calcext:value-type="percentage">
            <text:p>6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1" calcext:value-type="float">
            <text:p>111</text:p>
          </table:table-cell>
          <table:table-cell office:value-type="percentage" office:value="0.774775" calcext:value-type="percentage">
            <text:p>77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08" calcext:value-type="float">
            <text:p>108</text:p>
          </table:table-cell>
          <table:table-cell office:value-type="percentage" office:value="0.759259" calcext:value-type="percentage">
            <text:p>75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69:.G77])/9" office:value-type="float" office:value="84.2222222222222" calcext:value-type="float">
            <text:p>84.2222222222</text:p>
          </table:table-cell>
          <table:table-cell table:number-columns-repeated="3"/>
          <table:table-cell table:formula="of:=SUM([.K69:.K77])/9" office:value-type="float" office:value="114.888888888889" calcext:value-type="float">
            <text:p>115</text:p>
          </table:table-cell>
          <table:table-cell table:formula="of:=SUM([.L69:.L77])/9" office:value-type="percentage" office:value="0.733739888888889" calcext:value-type="percentage">
            <text:p>73.4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803419" calcext:value-type="percentage">
            <text:p>80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21311" calcext:value-type="percentage">
            <text:p>72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666667" calcext:value-type="percentage">
            <text:p>6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15" calcext:value-type="float">
            <text:p>115</text:p>
          </table:table-cell>
          <table:table-cell office:value-type="percentage" office:value="0.756522" calcext:value-type="percentage">
            <text:p>7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741071" calcext:value-type="percentage">
            <text:p>74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696429" calcext:value-type="percentage">
            <text:p>69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20" calcext:value-type="float">
            <text:p>120</text:p>
          </table:table-cell>
          <table:table-cell office:value-type="percentage" office:value="0.691667" calcext:value-type="percentage">
            <text:p>69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1" calcext:value-type="float">
            <text:p>111</text:p>
          </table:table-cell>
          <table:table-cell office:value-type="percentage" office:value="0.774775" calcext:value-type="percentage">
            <text:p>77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08" calcext:value-type="float">
            <text:p>108</text:p>
          </table:table-cell>
          <table:table-cell office:value-type="percentage" office:value="0.731481" calcext:value-type="percentage">
            <text:p>73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80:.G88])/9" office:value-type="float" office:value="84" calcext:value-type="float">
            <text:p>84</text:p>
          </table:table-cell>
          <table:table-cell table:number-columns-repeated="3"/>
          <table:table-cell table:formula="of:=SUM([.K80:.K88])/9" office:value-type="float" office:value="114.888888888889" calcext:value-type="float">
            <text:p>115</text:p>
          </table:table-cell>
          <table:table-cell table:formula="of:=SUM([.L80:.L88])/9" office:value-type="percentage" office:value="0.731482444444444" calcext:value-type="percentage">
            <text:p>73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940171" calcext:value-type="percentage">
            <text:p>94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22" calcext:value-type="float">
            <text:p>122</text:p>
          </table:table-cell>
          <table:table-cell office:value-type="percentage" office:value="0.885246" calcext:value-type="percentage">
            <text:p>88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871795" calcext:value-type="percentage">
            <text:p>87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15" calcext:value-type="float">
            <text:p>115</text:p>
          </table:table-cell>
          <table:table-cell office:value-type="percentage" office:value="0.878261" calcext:value-type="percentage">
            <text:p>87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75" calcext:value-type="percentage">
            <text:p>87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75" calcext:value-type="percentage">
            <text:p>87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20" calcext:value-type="float">
            <text:p>120</text:p>
          </table:table-cell>
          <table:table-cell office:value-type="percentage" office:value="0.775" calcext:value-type="percentage">
            <text:p>77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1" calcext:value-type="float">
            <text:p>111</text:p>
          </table:table-cell>
          <table:table-cell office:value-type="percentage" office:value="0.945946" calcext:value-type="percentage">
            <text:p>94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08" calcext:value-type="float">
            <text:p>108</text:p>
          </table:table-cell>
          <table:table-cell office:value-type="percentage" office:value="0.87963" calcext:value-type="percentage">
            <text:p>88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HITOMASI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91:.G99])/9" office:value-type="float" office:value="101.111111111111" calcext:value-type="float">
            <text:p>101.1111111111</text:p>
          </table:table-cell>
          <table:table-cell table:number-columns-repeated="3"/>
          <table:table-cell table:formula="of:=SUM([.K91:.K99])/9" office:value-type="float" office:value="114.888888888889" calcext:value-type="float">
            <text:p>115</text:p>
          </table:table-cell>
          <table:table-cell table:formula="of:=SUM([.L91:.L99])/9" office:value-type="percentage" office:value="0.880672111111111" calcext:value-type="percentage">
            <text:p>88.1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39" calcext:value-type="float">
            <text:p>39</text:p>
          </table:table-cell>
          <table:table-cell office:value-type="percentage" office:value="0.641026" calcext:value-type="percentage">
            <text:p>64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62" calcext:value-type="float">
            <text:p>62</text:p>
          </table:table-cell>
          <table:table-cell office:value-type="percentage" office:value="0.306452" calcext:value-type="percentage">
            <text:p>30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56" calcext:value-type="float">
            <text:p>56</text:p>
          </table:table-cell>
          <table:table-cell office:value-type="percentage" office:value="0.803571" calcext:value-type="percentage">
            <text:p>80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83" calcext:value-type="float">
            <text:p>83</text:p>
          </table:table-cell>
          <table:table-cell office:value-type="percentage" office:value="0.337349" calcext:value-type="percentage">
            <text:p>3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833333" calcext:value-type="percentage">
            <text:p>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36" calcext:value-type="float">
            <text:p>36</text:p>
          </table:table-cell>
          <table:table-cell office:value-type="percentage" office:value="3.16667" calcext:value-type="percentage">
            <text:p>31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30" calcext:value-type="float">
            <text:p>130</text:p>
          </table:table-cell>
          <table:table-cell office:value-type="percentage" office:value="0.130769" calcext:value-type="percentage">
            <text:p>13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93" calcext:value-type="float">
            <text:p>93</text:p>
          </table:table-cell>
          <table:table-cell office:value-type="percentage" office:value="0.752688" calcext:value-type="percentage">
            <text:p>7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86" calcext:value-type="float">
            <text:p>186</text:p>
          </table:table-cell>
          <table:table-cell office:value-type="percentage" office:value="0.268817" calcext:value-type="percentage">
            <text:p>26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103:.G111])/9" office:value-type="float" office:value="43.7777777777778" calcext:value-type="float">
            <text:p>43.7777777778</text:p>
          </table:table-cell>
          <table:table-cell table:number-columns-repeated="3"/>
          <table:table-cell table:formula="of:=SUM([.K103:.K111])/9" office:value-type="float" office:value="110.777777777778" calcext:value-type="float">
            <text:p>111</text:p>
          </table:table-cell>
          <table:table-cell table:formula="of:=SUM([.L103:.L111])/9" office:value-type="percentage" office:value="0.721186144444444" calcext:value-type="percentage">
            <text:p>72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39" calcext:value-type="float">
            <text:p>39</text:p>
          </table:table-cell>
          <table:table-cell office:value-type="percentage" office:value="0.666667" calcext:value-type="percentage">
            <text:p>6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62" calcext:value-type="float">
            <text:p>62</text:p>
          </table:table-cell>
          <table:table-cell office:value-type="percentage" office:value="0.322581" calcext:value-type="percentage">
            <text:p>32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56" calcext:value-type="float">
            <text:p>56</text:p>
          </table:table-cell>
          <table:table-cell office:value-type="percentage" office:value="0.642857" calcext:value-type="percentage">
            <text:p>64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83" calcext:value-type="float">
            <text:p>83</text:p>
          </table:table-cell>
          <table:table-cell office:value-type="percentage" office:value="0.325301" calcext:value-type="percentage">
            <text:p>3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833333" calcext:value-type="percentage">
            <text:p>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36" calcext:value-type="float">
            <text:p>36</text:p>
          </table:table-cell>
          <table:table-cell office:value-type="percentage" office:value="2.88889" calcext:value-type="percentage">
            <text:p>288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30" calcext:value-type="float">
            <text:p>130</text:p>
          </table:table-cell>
          <table:table-cell office:value-type="percentage" office:value="0.138462" calcext:value-type="percentage">
            <text:p>1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93" calcext:value-type="float">
            <text:p>93</text:p>
          </table:table-cell>
          <table:table-cell office:value-type="percentage" office:value="0.806452" calcext:value-type="percentage">
            <text:p>80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86" calcext:value-type="float">
            <text:p>186</text:p>
          </table:table-cell>
          <table:table-cell office:value-type="percentage" office:value="0.322581" calcext:value-type="percentage">
            <text:p>32.3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114:.G122])/9" office:value-type="float" office:value="43.5555555555556" calcext:value-type="float">
            <text:p>43.5555555556</text:p>
          </table:table-cell>
          <table:table-cell table:number-columns-repeated="3"/>
          <table:table-cell table:formula="of:=SUM([.K114:.K122])/9" office:value-type="float" office:value="110.777777777778" calcext:value-type="float">
            <text:p>111</text:p>
          </table:table-cell>
          <table:table-cell table:formula="of:=SUM([.L114:.L122])/9" office:value-type="percentage" office:value="0.688569366666667" calcext:value-type="percentage">
            <text:p>68.9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39" calcext:value-type="float">
            <text:p>39</text:p>
          </table:table-cell>
          <table:table-cell office:value-type="percentage" office:value="0.717949" calcext:value-type="percentage">
            <text:p>71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62" calcext:value-type="float">
            <text:p>62</text:p>
          </table:table-cell>
          <table:table-cell office:value-type="percentage" office:value="0.403226" calcext:value-type="percentage">
            <text:p>40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56" calcext:value-type="float">
            <text:p>56</text:p>
          </table:table-cell>
          <table:table-cell office:value-type="percentage" office:value="0.625" calcext:value-type="percentage">
            <text:p>6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83" calcext:value-type="float">
            <text:p>83</text:p>
          </table:table-cell>
          <table:table-cell office:value-type="percentage" office:value="0.373494" calcext:value-type="percentage">
            <text:p>37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312" calcext:value-type="float">
            <text:p>312</text:p>
          </table:table-cell>
          <table:table-cell office:value-type="percentage" office:value="0.105769" calcext:value-type="percentage">
            <text:p>10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36" calcext:value-type="float">
            <text:p>36</text:p>
          </table:table-cell>
          <table:table-cell office:value-type="percentage" office:value="2.66667" calcext:value-type="percentage">
            <text:p>26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30" calcext:value-type="float">
            <text:p>130</text:p>
          </table:table-cell>
          <table:table-cell office:value-type="percentage" office:value="0.161538" calcext:value-type="percentage">
            <text:p>16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93" calcext:value-type="float">
            <text:p>93</text:p>
          </table:table-cell>
          <table:table-cell office:value-type="percentage" office:value="0.903226" calcext:value-type="percentage">
            <text:p>90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86" calcext:value-type="float">
            <text:p>186</text:p>
          </table:table-cell>
          <table:table-cell office:value-type="percentage" office:value="0.295699" calcext:value-type="percentage">
            <text:p>29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125:.G133])/9" office:value-type="float" office:value="45.3333333333333" calcext:value-type="float">
            <text:p>45.3333333333</text:p>
          </table:table-cell>
          <table:table-cell table:number-columns-repeated="3"/>
          <table:table-cell table:formula="of:=SUM([.K125:.K133])/9" office:value-type="float" office:value="110.777777777778" calcext:value-type="float">
            <text:p>111</text:p>
          </table:table-cell>
          <table:table-cell table:formula="of:=SUM([.L125:.L133])/9" office:value-type="percentage" office:value="0.694730111111111" calcext:value-type="percentage">
            <text:p>69.5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39" calcext:value-type="float">
            <text:p>39</text:p>
          </table:table-cell>
          <table:table-cell office:value-type="percentage" office:value="0.74359" calcext:value-type="percentage">
            <text:p>74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62" calcext:value-type="float">
            <text:p>62</text:p>
          </table:table-cell>
          <table:table-cell office:value-type="percentage" office:value="0.33871" calcext:value-type="percentage">
            <text:p>33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56" calcext:value-type="float">
            <text:p>56</text:p>
          </table:table-cell>
          <table:table-cell office:value-type="percentage" office:value="0.589286" calcext:value-type="percentage">
            <text:p>58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83" calcext:value-type="float">
            <text:p>83</text:p>
          </table:table-cell>
          <table:table-cell office:value-type="percentage" office:value="0.337349" calcext:value-type="percentage">
            <text:p>3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961538" calcext:value-type="percentage">
            <text:p>9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36" calcext:value-type="float">
            <text:p>36</text:p>
          </table:table-cell>
          <table:table-cell office:value-type="percentage" office:value="2.13889" calcext:value-type="percentage">
            <text:p>213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30" calcext:value-type="float">
            <text:p>130</text:p>
          </table:table-cell>
          <table:table-cell office:value-type="percentage" office:value="0.161538" calcext:value-type="percentage">
            <text:p>16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93" calcext:value-type="float">
            <text:p>93</text:p>
          </table:table-cell>
          <table:table-cell office:value-type="percentage" office:value="0.709677" calcext:value-type="percentage">
            <text:p>71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86" calcext:value-type="float">
            <text:p>186</text:p>
          </table:table-cell>
          <table:table-cell office:value-type="percentage" office:value="0.295699" calcext:value-type="percentage">
            <text:p>29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136:.G144])/9" office:value-type="float" office:value="40" calcext:value-type="float">
            <text:p>40</text:p>
          </table:table-cell>
          <table:table-cell table:number-columns-repeated="3"/>
          <table:table-cell table:formula="of:=SUM([.K136:.K144])/9" office:value-type="float" office:value="110.777777777778" calcext:value-type="float">
            <text:p>111</text:p>
          </table:table-cell>
          <table:table-cell table:formula="of:=SUM([.L136:.L144])/9" office:value-type="percentage" office:value="0.601210311111111" calcext:value-type="percentage">
            <text:p>60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39" calcext:value-type="float">
            <text:p>39</text:p>
          </table:table-cell>
          <table:table-cell office:value-type="percentage" office:value="0.538462" calcext:value-type="percentage">
            <text:p>5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62" calcext:value-type="float">
            <text:p>62</text:p>
          </table:table-cell>
          <table:table-cell office:value-type="percentage" office:value="0.193548" calcext:value-type="percentage">
            <text:p>19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56" calcext:value-type="float">
            <text:p>56</text:p>
          </table:table-cell>
          <table:table-cell office:value-type="percentage" office:value="0.428571" calcext:value-type="percentage">
            <text:p>42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83" calcext:value-type="float">
            <text:p>83</text:p>
          </table:table-cell>
          <table:table-cell office:value-type="percentage" office:value="0.253012" calcext:value-type="percentage">
            <text:p>2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73718" calcext:value-type="percentage">
            <text:p>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36" calcext:value-type="float">
            <text:p>36</text:p>
          </table:table-cell>
          <table:table-cell office:value-type="percentage" office:value="2.66667" calcext:value-type="percentage">
            <text:p>26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30" calcext:value-type="float">
            <text:p>130</text:p>
          </table:table-cell>
          <table:table-cell office:value-type="percentage" office:value="0.115385" calcext:value-type="percentage">
            <text:p>11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93" calcext:value-type="float">
            <text:p>93</text:p>
          </table:table-cell>
          <table:table-cell office:value-type="percentage" office:value="0.548387" calcext:value-type="percentage">
            <text:p>54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86" calcext:value-type="float">
            <text:p>186</text:p>
          </table:table-cell>
          <table:table-cell office:value-type="percentage" office:value="0.241935" calcext:value-type="percentage">
            <text:p>24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147:.G155])/9" office:value-type="float" office:value="34.2222222222222" calcext:value-type="float">
            <text:p>34.2222222222</text:p>
          </table:table-cell>
          <table:table-cell table:number-columns-repeated="3"/>
          <table:table-cell table:formula="of:=SUM([.K147:.K155])/9" office:value-type="float" office:value="110.777777777778" calcext:value-type="float">
            <text:p>111</text:p>
          </table:table-cell>
          <table:table-cell table:formula="of:=SUM([.L147:.L155])/9" office:value-type="percentage" office:value="0.562187555555556" calcext:value-type="percentage">
            <text:p>56.2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643939" calcext:value-type="percentage">
            <text:p>64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267" calcext:value-type="float">
            <text:p>267</text:p>
          </table:table-cell>
          <table:table-cell office:value-type="percentage" office:value="0.715356" calcext:value-type="percentage">
            <text:p>71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670455" calcext:value-type="percentage">
            <text:p>6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282" calcext:value-type="float">
            <text:p>282</text:p>
          </table:table-cell>
          <table:table-cell office:value-type="percentage" office:value="0.609929" calcext:value-type="percentage">
            <text:p>61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266" calcext:value-type="float">
            <text:p>266</text:p>
          </table:table-cell>
          <table:table-cell office:value-type="percentage" office:value="0.657895" calcext:value-type="percentage">
            <text:p>65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277" calcext:value-type="float">
            <text:p>277</text:p>
          </table:table-cell>
          <table:table-cell office:value-type="percentage" office:value="0.6787" calcext:value-type="percentage">
            <text:p>67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259" calcext:value-type="float">
            <text:p>259</text:p>
          </table:table-cell>
          <table:table-cell office:value-type="percentage" office:value="0.764479" calcext:value-type="percentage">
            <text:p>7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21774" calcext:value-type="percentage">
            <text:p>72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11297" calcext:value-type="percentage">
            <text:p>71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159:.G167])/9" office:value-type="float" office:value="180" calcext:value-type="float">
            <text:p>180</text:p>
          </table:table-cell>
          <table:table-cell table:number-columns-repeated="3"/>
          <table:table-cell table:formula="of:=SUM([.K159:.K167])/9" office:value-type="float" office:value="262.888888888889" calcext:value-type="float">
            <text:p>263</text:p>
          </table:table-cell>
          <table:table-cell table:formula="of:=SUM([.L159:.L167])/9" office:value-type="percentage" office:value="0.685980444444444" calcext:value-type="percentage">
            <text:p>68.6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575758" calcext:value-type="percentage">
            <text:p>57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267" calcext:value-type="float">
            <text:p>267</text:p>
          </table:table-cell>
          <table:table-cell office:value-type="percentage" office:value="0.606742" calcext:value-type="percentage">
            <text:p>60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57197" calcext:value-type="percentage">
            <text:p>57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282" calcext:value-type="float">
            <text:p>282</text:p>
          </table:table-cell>
          <table:table-cell office:value-type="percentage" office:value="0.542553" calcext:value-type="percentage">
            <text:p>54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266" calcext:value-type="float">
            <text:p>266</text:p>
          </table:table-cell>
          <table:table-cell office:value-type="percentage" office:value="0.56391" calcext:value-type="percentage">
            <text:p>5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277" calcext:value-type="float">
            <text:p>277</text:p>
          </table:table-cell>
          <table:table-cell office:value-type="percentage" office:value="0.631769" calcext:value-type="percentage">
            <text:p>63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259" calcext:value-type="float">
            <text:p>259</text:p>
          </table:table-cell>
          <table:table-cell office:value-type="percentage" office:value="0.602317" calcext:value-type="percentage">
            <text:p>60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57258" calcext:value-type="percentage">
            <text:p>6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239" calcext:value-type="float">
            <text:p>239</text:p>
          </table:table-cell>
          <table:table-cell office:value-type="percentage" office:value="0.686192" calcext:value-type="percentage">
            <text:p>68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170:.G178])/9" office:value-type="float" office:value="158.444444444444" calcext:value-type="float">
            <text:p>158.4444444444</text:p>
          </table:table-cell>
          <table:table-cell table:number-columns-repeated="3"/>
          <table:table-cell table:formula="of:=SUM([.K170:.K178])/9" office:value-type="float" office:value="262.888888888889" calcext:value-type="float">
            <text:p>263</text:p>
          </table:table-cell>
          <table:table-cell table:formula="of:=SUM([.L170:.L178])/9" office:value-type="percentage" office:value="0.604274333333333" calcext:value-type="percentage">
            <text:p>60.4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57197" calcext:value-type="percentage">
            <text:p>57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267" calcext:value-type="float">
            <text:p>267</text:p>
          </table:table-cell>
          <table:table-cell office:value-type="percentage" office:value="0.636704" calcext:value-type="percentage">
            <text:p>6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568182" calcext:value-type="percentage">
            <text:p>56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282" calcext:value-type="float">
            <text:p>282</text:p>
          </table:table-cell>
          <table:table-cell office:value-type="percentage" office:value="0.570922" calcext:value-type="percentage">
            <text:p>57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266" calcext:value-type="float">
            <text:p>266</text:p>
          </table:table-cell>
          <table:table-cell office:value-type="percentage" office:value="0.586466" calcext:value-type="percentage">
            <text:p>58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277" calcext:value-type="float">
            <text:p>277</text:p>
          </table:table-cell>
          <table:table-cell office:value-type="percentage" office:value="0.628159" calcext:value-type="percentage">
            <text:p>62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259" calcext:value-type="float">
            <text:p>259</text:p>
          </table:table-cell>
          <table:table-cell office:value-type="percentage" office:value="0.625483" calcext:value-type="percentage">
            <text:p>6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6129" calcext:value-type="percentage">
            <text:p>66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239" calcext:value-type="float">
            <text:p>239</text:p>
          </table:table-cell>
          <table:table-cell office:value-type="percentage" office:value="0.661088" calcext:value-type="percentage">
            <text:p>66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181:.G189])/9" office:value-type="float" office:value="160.666666666667" calcext:value-type="float">
            <text:p>160.6666666667</text:p>
          </table:table-cell>
          <table:table-cell table:number-columns-repeated="3"/>
          <table:table-cell table:formula="of:=SUM([.K181:.K189])/9" office:value-type="float" office:value="262.888888888889" calcext:value-type="float">
            <text:p>263</text:p>
          </table:table-cell>
          <table:table-cell table:formula="of:=SUM([.L181:.L189])/9" office:value-type="percentage" office:value="0.612251555555556" calcext:value-type="percentage">
            <text:p>61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621212" calcext:value-type="percentage">
            <text:p>62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267" calcext:value-type="float">
            <text:p>267</text:p>
          </table:table-cell>
          <table:table-cell office:value-type="percentage" office:value="0.625468" calcext:value-type="percentage">
            <text:p>6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579545" calcext:value-type="percentage">
            <text:p>58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282" calcext:value-type="float">
            <text:p>282</text:p>
          </table:table-cell>
          <table:table-cell office:value-type="percentage" office:value="0.58156" calcext:value-type="percentage">
            <text:p>58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266" calcext:value-type="float">
            <text:p>266</text:p>
          </table:table-cell>
          <table:table-cell office:value-type="percentage" office:value="0.62406" calcext:value-type="percentage">
            <text:p>62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277" calcext:value-type="float">
            <text:p>277</text:p>
          </table:table-cell>
          <table:table-cell office:value-type="percentage" office:value="0.65343" calcext:value-type="percentage">
            <text:p>6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259" calcext:value-type="float">
            <text:p>259</text:p>
          </table:table-cell>
          <table:table-cell office:value-type="percentage" office:value="0.644788" calcext:value-type="percentage">
            <text:p>64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45161" calcext:value-type="percentage">
            <text:p>64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36402" calcext:value-type="percentage">
            <text:p>73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192:.G200])/9" office:value-type="float" office:value="166.444444444444" calcext:value-type="float">
            <text:p>166.4444444444</text:p>
          </table:table-cell>
          <table:table-cell table:number-columns-repeated="3"/>
          <table:table-cell table:formula="of:=SUM([.K192:.K200])/9" office:value-type="float" office:value="262.888888888889" calcext:value-type="float">
            <text:p>263</text:p>
          </table:table-cell>
          <table:table-cell table:formula="of:=SUM([.L192:.L200])/9" office:value-type="percentage" office:value="0.634625111111111" calcext:value-type="percentage">
            <text:p>63.5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651515" calcext:value-type="percentage">
            <text:p>65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267" calcext:value-type="float">
            <text:p>267</text:p>
          </table:table-cell>
          <table:table-cell office:value-type="percentage" office:value="0.674157" calcext:value-type="percentage">
            <text:p>6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264" calcext:value-type="float">
            <text:p>264</text:p>
          </table:table-cell>
          <table:table-cell office:value-type="percentage" office:value="0.632576" calcext:value-type="percentage">
            <text:p>63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282" calcext:value-type="float">
            <text:p>282</text:p>
          </table:table-cell>
          <table:table-cell office:value-type="percentage" office:value="0.602837" calcext:value-type="percentage">
            <text:p>60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266" calcext:value-type="float">
            <text:p>266</text:p>
          </table:table-cell>
          <table:table-cell office:value-type="percentage" office:value="0.609023" calcext:value-type="percentage">
            <text:p>6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277" calcext:value-type="float">
            <text:p>277</text:p>
          </table:table-cell>
          <table:table-cell office:value-type="percentage" office:value="0.66065" calcext:value-type="percentage">
            <text:p>66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259" calcext:value-type="float">
            <text:p>259</text:p>
          </table:table-cell>
          <table:table-cell office:value-type="percentage" office:value="0.714286" calcext:value-type="percentage">
            <text:p>71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65323" calcext:value-type="percentage">
            <text:p>66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239" calcext:value-type="float">
            <text:p>239</text:p>
          </table:table-cell>
          <table:table-cell office:value-type="percentage" office:value="0.748954" calcext:value-type="percentage">
            <text:p>74.9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203:.G211])/9" office:value-type="float" office:value="173.666666666667" calcext:value-type="float">
            <text:p>173.6666666667</text:p>
          </table:table-cell>
          <table:table-cell table:number-columns-repeated="3"/>
          <table:table-cell table:formula="of:=SUM([.K203:.K211])/9" office:value-type="float" office:value="262.888888888889" calcext:value-type="float">
            <text:p>263</text:p>
          </table:table-cell>
          <table:table-cell table:formula="of:=SUM([.L203:.L211])/9" office:value-type="percentage" office:value="0.662146777777778" calcext:value-type="percentage">
            <text:p>66.2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3" calcext:value-type="float">
            <text:p>143</text:p>
          </table:table-cell>
          <table:table-cell office:value-type="percentage" office:value="0.783217" calcext:value-type="percentage">
            <text:p>7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40" calcext:value-type="float">
            <text:p>140</text:p>
          </table:table-cell>
          <table:table-cell office:value-type="percentage" office:value="0.864286" calcext:value-type="percentage">
            <text:p>8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738255" calcext:value-type="percentage">
            <text:p>7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884892" calcext:value-type="percentage">
            <text:p>88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1223" calcext:value-type="percentage">
            <text:p>71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53" calcext:value-type="float">
            <text:p>153</text:p>
          </table:table-cell>
          <table:table-cell office:value-type="percentage" office:value="0.75817" calcext:value-type="percentage">
            <text:p>75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2" calcext:value-type="float">
            <text:p>142</text:p>
          </table:table-cell>
          <table:table-cell office:value-type="percentage" office:value="0.901408" calcext:value-type="percentage">
            <text:p>90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916031" calcext:value-type="percentage">
            <text:p>91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837037" calcext:value-type="percentage">
            <text:p>83.7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215:.G223])/9" office:value-type="float" office:value="115.777777777778" calcext:value-type="float">
            <text:p>115.7777777778</text:p>
          </table:table-cell>
          <table:table-cell table:number-columns-repeated="3"/>
          <table:table-cell table:formula="of:=SUM([.K215:.K223])/9" office:value-type="float" office:value="141.222222222222" calcext:value-type="float">
            <text:p>141</text:p>
          </table:table-cell>
          <table:table-cell table:formula="of:=SUM([.L215:.L223])/9" office:value-type="percentage" office:value="0.821725111111111" calcext:value-type="percentage">
            <text:p>82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3" calcext:value-type="float">
            <text:p>143</text:p>
          </table:table-cell>
          <table:table-cell office:value-type="percentage" office:value="0.769231" calcext:value-type="percentage">
            <text:p>76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40" calcext:value-type="float">
            <text:p>140</text:p>
          </table:table-cell>
          <table:table-cell office:value-type="percentage" office:value="0.828571" calcext:value-type="percentage">
            <text:p>82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724832" calcext:value-type="percentage">
            <text:p>7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870504" calcext:value-type="percentage">
            <text:p>87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05036" calcext:value-type="percentage">
            <text:p>70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53" calcext:value-type="float">
            <text:p>153</text:p>
          </table:table-cell>
          <table:table-cell office:value-type="percentage" office:value="0.751634" calcext:value-type="percentage">
            <text:p>75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2" calcext:value-type="float">
            <text:p>142</text:p>
          </table:table-cell>
          <table:table-cell office:value-type="percentage" office:value="0.830986" calcext:value-type="percentage">
            <text:p>83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89313" calcext:value-type="percentage">
            <text:p>89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82963" calcext:value-type="percentage">
            <text:p>83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226:.G234])/9" office:value-type="float" office:value="112.777777777778" calcext:value-type="float">
            <text:p>112.7777777778</text:p>
          </table:table-cell>
          <table:table-cell table:number-columns-repeated="3"/>
          <table:table-cell table:formula="of:=SUM([.K226:.K234])/9" office:value-type="float" office:value="141.222222222222" calcext:value-type="float">
            <text:p>141</text:p>
          </table:table-cell>
          <table:table-cell table:formula="of:=SUM([.L226:.L234])/9" office:value-type="percentage" office:value="0.800394888888889" calcext:value-type="percentage">
            <text:p>80.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3" calcext:value-type="float">
            <text:p>143</text:p>
          </table:table-cell>
          <table:table-cell office:value-type="percentage" office:value="0.643357" calcext:value-type="percentage">
            <text:p>64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40" calcext:value-type="float">
            <text:p>140</text:p>
          </table:table-cell>
          <table:table-cell office:value-type="percentage" office:value="0.664286" calcext:value-type="percentage">
            <text:p>6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563758" calcext:value-type="percentage">
            <text:p>5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76259" calcext:value-type="percentage">
            <text:p>67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589928" calcext:value-type="percentage">
            <text:p>59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53" calcext:value-type="float">
            <text:p>153</text:p>
          </table:table-cell>
          <table:table-cell office:value-type="percentage" office:value="0.627451" calcext:value-type="percentage">
            <text:p>62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2" calcext:value-type="float">
            <text:p>142</text:p>
          </table:table-cell>
          <table:table-cell office:value-type="percentage" office:value="0.704225" calcext:value-type="percentage">
            <text:p>70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748092" calcext:value-type="percentage">
            <text:p>74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733333" calcext:value-type="percentage">
            <text:p>73.3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237:.G245])/9" office:value-type="float" office:value="93.1111111111111" calcext:value-type="float">
            <text:p>93.1111111111</text:p>
          </table:table-cell>
          <table:table-cell table:number-columns-repeated="3"/>
          <table:table-cell table:formula="of:=SUM([.K237:.K245])/9" office:value-type="float" office:value="141.222222222222" calcext:value-type="float">
            <text:p>141</text:p>
          </table:table-cell>
          <table:table-cell table:formula="of:=SUM([.L237:.L245])/9" office:value-type="percentage" office:value="0.661187666666667" calcext:value-type="percentage">
            <text:p>66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3" calcext:value-type="float">
            <text:p>143</text:p>
          </table:table-cell>
          <table:table-cell office:value-type="percentage" office:value="0.643357" calcext:value-type="percentage">
            <text:p>64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40" calcext:value-type="float">
            <text:p>140</text:p>
          </table:table-cell>
          <table:table-cell office:value-type="percentage" office:value="0.692857" calcext:value-type="percentage">
            <text:p>69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644295" calcext:value-type="percentage">
            <text:p>64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90647" calcext:value-type="percentage">
            <text:p>69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568345" calcext:value-type="percentage">
            <text:p>56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53" calcext:value-type="float">
            <text:p>153</text:p>
          </table:table-cell>
          <table:table-cell office:value-type="percentage" office:value="0.679739" calcext:value-type="percentage">
            <text:p>68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2" calcext:value-type="float">
            <text:p>142</text:p>
          </table:table-cell>
          <table:table-cell office:value-type="percentage" office:value="0.732394" calcext:value-type="percentage">
            <text:p>73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732824" calcext:value-type="percentage">
            <text:p>73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696296" calcext:value-type="percentage">
            <text:p>69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248:.G256])/9" office:value-type="float" office:value="95.3333333333333" calcext:value-type="float">
            <text:p>95.3333333333</text:p>
          </table:table-cell>
          <table:table-cell table:number-columns-repeated="3"/>
          <table:table-cell table:formula="of:=SUM([.K248:.K256])/9" office:value-type="float" office:value="141.222222222222" calcext:value-type="float">
            <text:p>141</text:p>
          </table:table-cell>
          <table:table-cell table:formula="of:=SUM([.L248:.L256])/9" office:value-type="percentage" office:value="0.675639333333333" calcext:value-type="percentage">
            <text:p>67.6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3" calcext:value-type="float">
            <text:p>143</text:p>
          </table:table-cell>
          <table:table-cell office:value-type="percentage" office:value="0.783217" calcext:value-type="percentage">
            <text:p>7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40" calcext:value-type="float">
            <text:p>140</text:p>
          </table:table-cell>
          <table:table-cell office:value-type="percentage" office:value="0.821429" calcext:value-type="percentage">
            <text:p>82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697987" calcext:value-type="percentage">
            <text:p>69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820144" calcext:value-type="percentage">
            <text:p>82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6259" calcext:value-type="percentage">
            <text:p>7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53" calcext:value-type="float">
            <text:p>153</text:p>
          </table:table-cell>
          <table:table-cell office:value-type="percentage" office:value="0.732026" calcext:value-type="percentage">
            <text:p>73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2" calcext:value-type="float">
            <text:p>142</text:p>
          </table:table-cell>
          <table:table-cell office:value-type="percentage" office:value="0.830986" calcext:value-type="percentage">
            <text:p>83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854962" calcext:value-type="percentage">
            <text:p>85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740741" calcext:value-type="percentage">
            <text:p>74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259:.G267])/9" office:value-type="float" office:value="110.333333333333" calcext:value-type="float">
            <text:p>110.3333333333</text:p>
          </table:table-cell>
          <table:table-cell table:number-columns-repeated="3"/>
          <table:table-cell table:formula="of:=SUM([.K259:.K267])/9" office:value-type="float" office:value="141.222222222222" calcext:value-type="float">
            <text:p>141</text:p>
          </table:table-cell>
          <table:table-cell table:formula="of:=SUM([.L259:.L267])/9" office:value-type="percentage" office:value="0.782675777777778" calcext:value-type="percentage">
            <text:p>78.3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00" calcext:value-type="float">
            <text:p>100</text:p>
          </table:table-cell>
          <table:table-cell office:value-type="percentage" office:value="0.45" calcext:value-type="percentage">
            <text:p>45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04" calcext:value-type="float">
            <text:p>104</text:p>
          </table:table-cell>
          <table:table-cell office:value-type="percentage" office:value="0.394231" calcext:value-type="percentage">
            <text:p>39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0" calcext:value-type="float">
            <text:p>110</text:p>
          </table:table-cell>
          <table:table-cell office:value-type="percentage" office:value="0.409091" calcext:value-type="percentage">
            <text:p>4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06" calcext:value-type="float">
            <text:p>106</text:p>
          </table:table-cell>
          <table:table-cell office:value-type="percentage" office:value="0.556604" calcext:value-type="percentage">
            <text:p>5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21" calcext:value-type="float">
            <text:p>121</text:p>
          </table:table-cell>
          <table:table-cell office:value-type="percentage" office:value="0.438017" calcext:value-type="percentage">
            <text:p>4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582677" calcext:value-type="percentage">
            <text:p>5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564103" calcext:value-type="percentage">
            <text:p>56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681035" calcext:value-type="percentage">
            <text:p>68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534483" calcext:value-type="percentage">
            <text:p>53.4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271:.G279])/9" office:value-type="float" office:value="58.2222222222222" calcext:value-type="float">
            <text:p>58.2222222222</text:p>
          </table:table-cell>
          <table:table-cell table:number-columns-repeated="3"/>
          <table:table-cell table:formula="of:=SUM([.K271:.K279])/9" office:value-type="float" office:value="113" calcext:value-type="float">
            <text:p>113</text:p>
          </table:table-cell>
          <table:table-cell table:formula="of:=SUM([.L271:.L279])/9" office:value-type="percentage" office:value="0.512249" calcext:value-type="percentage">
            <text:p>51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00" calcext:value-type="float">
            <text:p>100</text:p>
          </table:table-cell>
          <table:table-cell office:value-type="percentage" office:value="0.62" calcext:value-type="percentage">
            <text:p>62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04" calcext:value-type="float">
            <text:p>104</text:p>
          </table:table-cell>
          <table:table-cell office:value-type="percentage" office:value="0.653846" calcext:value-type="percentage">
            <text:p>65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0" calcext:value-type="float">
            <text:p>110</text:p>
          </table:table-cell>
          <table:table-cell office:value-type="percentage" office:value="0.636364" calcext:value-type="percentage">
            <text:p>63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06" calcext:value-type="float">
            <text:p>106</text:p>
          </table:table-cell>
          <table:table-cell office:value-type="percentage" office:value="0.773585" calcext:value-type="percentage">
            <text:p>7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21" calcext:value-type="float">
            <text:p>121</text:p>
          </table:table-cell>
          <table:table-cell office:value-type="percentage" office:value="0.727273" calcext:value-type="percentage">
            <text:p>72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748031" calcext:value-type="percentage">
            <text:p>74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752137" calcext:value-type="percentage">
            <text:p>75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75" calcext:value-type="percentage">
            <text:p>75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715517" calcext:value-type="percentage">
            <text:p>71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282:.G290])/9" office:value-type="float" office:value="80.3333333333333" calcext:value-type="float">
            <text:p>80.3333333333</text:p>
          </table:table-cell>
          <table:table-cell table:number-columns-repeated="3"/>
          <table:table-cell table:formula="of:=SUM([.K282:.K290])/9" office:value-type="float" office:value="113" calcext:value-type="float">
            <text:p>113</text:p>
          </table:table-cell>
          <table:table-cell table:formula="of:=SUM([.L282:.L290])/9" office:value-type="percentage" office:value="0.708528111111111" calcext:value-type="percentage">
            <text:p>70.9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00" calcext:value-type="float">
            <text:p>100</text:p>
          </table:table-cell>
          <table:table-cell office:value-type="percentage" office:value="0.37" calcext:value-type="percentage">
            <text:p>3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04" calcext:value-type="float">
            <text:p>104</text:p>
          </table:table-cell>
          <table:table-cell office:value-type="percentage" office:value="0.336538" calcext:value-type="percentage">
            <text:p>3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0" calcext:value-type="float">
            <text:p>110</text:p>
          </table:table-cell>
          <table:table-cell office:value-type="percentage" office:value="0.390909" calcext:value-type="percentage">
            <text:p>39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06" calcext:value-type="float">
            <text:p>106</text:p>
          </table:table-cell>
          <table:table-cell office:value-type="percentage" office:value="0.424528" calcext:value-type="percentage">
            <text:p>42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21" calcext:value-type="float">
            <text:p>121</text:p>
          </table:table-cell>
          <table:table-cell office:value-type="percentage" office:value="0.355372" calcext:value-type="percentage">
            <text:p>35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401575" calcext:value-type="percentage">
            <text:p>40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384615" calcext:value-type="percentage">
            <text:p>38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387931" calcext:value-type="percentage">
            <text:p>38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422414" calcext:value-type="percentage">
            <text:p>42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293:.G301])/9" office:value-type="float" office:value="43.6666666666667" calcext:value-type="float">
            <text:p>43.6666666667</text:p>
          </table:table-cell>
          <table:table-cell table:number-columns-repeated="3"/>
          <table:table-cell table:formula="of:=SUM([.K293:.K301])/9" office:value-type="float" office:value="113" calcext:value-type="float">
            <text:p>113</text:p>
          </table:table-cell>
          <table:table-cell table:formula="of:=SUM([.L293:.L301])/9" office:value-type="percentage" office:value="0.385986888888889" calcext:value-type="percentage">
            <text:p>38.6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00" calcext:value-type="float">
            <text:p>100</text:p>
          </table:table-cell>
          <table:table-cell office:value-type="percentage" office:value="0.71" calcext:value-type="percentage">
            <text:p>71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04" calcext:value-type="float">
            <text:p>104</text:p>
          </table:table-cell>
          <table:table-cell office:value-type="percentage" office:value="0.692308" calcext:value-type="percentage">
            <text:p>69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0" calcext:value-type="float">
            <text:p>110</text:p>
          </table:table-cell>
          <table:table-cell office:value-type="percentage" office:value="0.7" calcext:value-type="percentage">
            <text:p>70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06" calcext:value-type="float">
            <text:p>106</text:p>
          </table:table-cell>
          <table:table-cell office:value-type="percentage" office:value="0.783019" calcext:value-type="percentage">
            <text:p>7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21" calcext:value-type="float">
            <text:p>121</text:p>
          </table:table-cell>
          <table:table-cell office:value-type="percentage" office:value="0.644628" calcext:value-type="percentage">
            <text:p>64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700787" calcext:value-type="percentage">
            <text:p>70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726496" calcext:value-type="percentage">
            <text:p>72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698276" calcext:value-type="percentage">
            <text:p>69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715517" calcext:value-type="percentage">
            <text:p>71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304:.G312])/9" office:value-type="float" office:value="79.8888888888889" calcext:value-type="float">
            <text:p>79.8888888889</text:p>
          </table:table-cell>
          <table:table-cell table:number-columns-repeated="3"/>
          <table:table-cell table:formula="of:=SUM([.K304:.K312])/9" office:value-type="float" office:value="113" calcext:value-type="float">
            <text:p>113</text:p>
          </table:table-cell>
          <table:table-cell table:formula="of:=SUM([.L304:.L312])/9" office:value-type="percentage" office:value="0.707892333333333" calcext:value-type="percentage">
            <text:p>70.8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00" calcext:value-type="float">
            <text:p>100</text:p>
          </table:table-cell>
          <table:table-cell office:value-type="percentage" office:value="0.62" calcext:value-type="percentage">
            <text:p>62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04" calcext:value-type="float">
            <text:p>104</text:p>
          </table:table-cell>
          <table:table-cell office:value-type="percentage" office:value="0.740385" calcext:value-type="percentage">
            <text:p>74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10" calcext:value-type="float">
            <text:p>110</text:p>
          </table:table-cell>
          <table:table-cell office:value-type="percentage" office:value="0.709091" calcext:value-type="percentage">
            <text:p>7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06" calcext:value-type="float">
            <text:p>106</text:p>
          </table:table-cell>
          <table:table-cell office:value-type="percentage" office:value="0.735849" calcext:value-type="percentage">
            <text:p>73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21" calcext:value-type="float">
            <text:p>121</text:p>
          </table:table-cell>
          <table:table-cell office:value-type="percentage" office:value="0.652893" calcext:value-type="percentage">
            <text:p>6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716535" calcext:value-type="percentage">
            <text:p>71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17" calcext:value-type="float">
            <text:p>117</text:p>
          </table:table-cell>
          <table:table-cell office:value-type="percentage" office:value="0.74359" calcext:value-type="percentage">
            <text:p>74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767241" calcext:value-type="percentage">
            <text:p>7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16" calcext:value-type="float">
            <text:p>116</text:p>
          </table:table-cell>
          <table:table-cell office:value-type="percentage" office:value="0.75" calcext:value-type="percentage">
            <text:p>75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B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315:.G323])/9" office:value-type="float" office:value="80.8888888888889" calcext:value-type="float">
            <text:p>80.8888888889</text:p>
          </table:table-cell>
          <table:table-cell table:number-columns-repeated="3"/>
          <table:table-cell table:formula="of:=SUM([.K315:.K323])/9" office:value-type="float" office:value="113" calcext:value-type="float">
            <text:p>113</text:p>
          </table:table-cell>
          <table:table-cell table:formula="of:=SUM([.L315:.L323])/9" office:value-type="percentage" office:value="0.715064888888889" calcext:value-type="percentage">
            <text:p>71.5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885906" calcext:value-type="percentage">
            <text:p>88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842105" calcext:value-type="percentage">
            <text:p>84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49315" calcext:value-type="percentage">
            <text:p>84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78344" calcext:value-type="percentage">
            <text:p>78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8125" calcext:value-type="percentage">
            <text:p>81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57143" calcext:value-type="percentage">
            <text:p>8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63095" calcext:value-type="percentage">
            <text:p>8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39286" calcext:value-type="percentage">
            <text:p>83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860606" calcext:value-type="percentage">
            <text:p>86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327:.G335])/9" office:value-type="float" office:value="134.333333333333" calcext:value-type="float">
            <text:p>134.3333333333</text:p>
          </table:table-cell>
          <table:table-cell table:number-columns-repeated="3"/>
          <table:table-cell table:formula="of:=SUM([.K327:.K335])/9" office:value-type="float" office:value="159.222222222222" calcext:value-type="float">
            <text:p>159</text:p>
          </table:table-cell>
          <table:table-cell table:formula="of:=SUM([.L327:.L335])/9" office:value-type="percentage" office:value="0.843710666666667" calcext:value-type="percentage">
            <text:p>84.4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825503" calcext:value-type="percentage">
            <text:p>82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809211" calcext:value-type="percentage">
            <text:p>8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15068" calcext:value-type="percentage">
            <text:p>81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707006" calcext:value-type="percentage">
            <text:p>70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79375" calcext:value-type="percentage">
            <text:p>79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77381" calcext:value-type="percentage">
            <text:p>7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03571" calcext:value-type="percentage">
            <text:p>80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779762" calcext:value-type="percentage">
            <text:p>78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ch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812121" calcext:value-type="percentage">
            <text:p>81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ORB</text:p>
          </table:table-cell>
          <table:table-cell/>
          <table:table-cell table:formula="of:=SUM([.G338:.G346])/9" office:value-type="float" office:value="125.888888888889" calcext:value-type="float">
            <text:p>125.8888888889</text:p>
          </table:table-cell>
          <table:table-cell table:number-columns-repeated="3"/>
          <table:table-cell table:formula="of:=SUM([.K338:.K346])/9" office:value-type="float" office:value="159.222222222222" calcext:value-type="float">
            <text:p>159</text:p>
          </table:table-cell>
          <table:table-cell table:formula="of:=SUM([.L338:.L346])/9" office:value-type="percentage" office:value="0.791089111111111" calcext:value-type="percentage">
            <text:p>79.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798658" calcext:value-type="percentage">
            <text:p>79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809211" calcext:value-type="percentage">
            <text:p>80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21918" calcext:value-type="percentage">
            <text:p>82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719745" calcext:value-type="percentage">
            <text:p>72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74375" calcext:value-type="percentage">
            <text:p>74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779762" calcext:value-type="percentage">
            <text:p>78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33333" calcext:value-type="percentage">
            <text:p>83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15476" calcext:value-type="percentage">
            <text:p>81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775758" calcext:value-type="percentage">
            <text:p>77.6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349:.G357])/9" office:value-type="float" office:value="125.555555555556" calcext:value-type="float">
            <text:p>125.5555555556</text:p>
          </table:table-cell>
          <table:table-cell table:number-columns-repeated="3"/>
          <table:table-cell table:formula="of:=SUM([.K349:.K357])/9" office:value-type="float" office:value="159.222222222222" calcext:value-type="float">
            <text:p>159</text:p>
          </table:table-cell>
          <table:table-cell table:formula="of:=SUM([.L349:.L357])/9" office:value-type="percentage" office:value="0.788623444444444" calcext:value-type="percentage">
            <text:p>78.9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879195" calcext:value-type="percentage">
            <text:p>87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868421" calcext:value-type="percentage">
            <text:p>86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63014" calcext:value-type="percentage">
            <text:p>8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757962" calcext:value-type="percentage">
            <text:p>75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78125" calcext:value-type="percentage">
            <text:p>78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63095" calcext:value-type="percentage">
            <text:p>8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57143" calcext:value-type="percentage">
            <text:p>8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57143" calcext:value-type="percentage">
            <text:p>8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ch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830303" calcext:value-type="percentage">
            <text:p>83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AKAZE</text:p>
          </table:table-cell>
          <table:table-cell/>
          <table:table-cell table:formula="of:=SUM([.G360:.G368])/9" office:value-type="float" office:value="133.666666666667" calcext:value-type="float">
            <text:p>133.6666666667</text:p>
          </table:table-cell>
          <table:table-cell table:number-columns-repeated="3"/>
          <table:table-cell table:formula="of:=SUM([.K360:.K368])/9" office:value-type="float" office:value="159.222222222222" calcext:value-type="float">
            <text:p>159</text:p>
          </table:table-cell>
          <table:table-cell table:formula="of:=SUM([.L360:.L368])/9" office:value-type="percentage" office:value="0.839725111111111" calcext:value-type="percentage">
            <text:p>84.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865772" calcext:value-type="percentage">
            <text:p>86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796053" calcext:value-type="percentage">
            <text:p>79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49315" calcext:value-type="percentage">
            <text:p>84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770701" calcext:value-type="percentage">
            <text:p>77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79375" calcext:value-type="percentage">
            <text:p>79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77381" calcext:value-type="percentage">
            <text:p>7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27381" calcext:value-type="percentage">
            <text:p>82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21429" calcext:value-type="percentage">
            <text:p>82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812121" calcext:value-type="percentage">
            <text:p>81.2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371:.G379])/9" office:value-type="float" office:value="129.222222222222" calcext:value-type="float">
            <text:p>129.2222222222</text:p>
          </table:table-cell>
          <table:table-cell table:number-columns-repeated="3"/>
          <table:table-cell table:formula="of:=SUM([.K371:.K379])/9" office:value-type="float" office:value="159.222222222222" calcext:value-type="float">
            <text:p>159</text:p>
          </table:table-cell>
          <table:table-cell table:formula="of:=SUM([.L371:.L379])/9" office:value-type="percentage" office:value="0.812259111111111" calcext:value-type="percentage">
            <text:p>81.2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49" calcext:value-type="float">
            <text:p>149</text:p>
          </table:table-cell>
          <table:table-cell office:value-type="percentage" office:value="0.852349" calcext:value-type="percentage">
            <text:p>85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52" calcext:value-type="float">
            <text:p>152</text:p>
          </table:table-cell>
          <table:table-cell office:value-type="percentage" office:value="0.848684" calcext:value-type="percentage">
            <text:p>84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46" calcext:value-type="float">
            <text:p>146</text:p>
          </table:table-cell>
          <table:table-cell office:value-type="percentage" office:value="0.842466" calcext:value-type="percentage">
            <text:p>84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57" calcext:value-type="float">
            <text:p>157</text:p>
          </table:table-cell>
          <table:table-cell office:value-type="percentage" office:value="0.821656" calcext:value-type="percentage">
            <text:p>82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60" calcext:value-type="float">
            <text:p>160</text:p>
          </table:table-cell>
          <table:table-cell office:value-type="percentage" office:value="0.8375" calcext:value-type="percentage">
            <text:p>83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63095" calcext:value-type="percentage">
            <text:p>8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57143" calcext:value-type="percentage">
            <text:p>85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68" calcext:value-type="float">
            <text:p>168</text:p>
          </table:table-cell>
          <table:table-cell office:value-type="percentage" office:value="0.869048" calcext:value-type="percentage">
            <text:p>86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65" calcext:value-type="float">
            <text:p>165</text:p>
          </table:table-cell>
          <table:table-cell office:value-type="percentage" office:value="0.860606" calcext:value-type="percentage">
            <text:p>86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KAZE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382:.G390])/9" office:value-type="float" office:value="135.444444444444" calcext:value-type="float">
            <text:p>135.4444444444</text:p>
          </table:table-cell>
          <table:table-cell table:number-columns-repeated="3"/>
          <table:table-cell table:formula="of:=SUM([.K382:.K390])/9" office:value-type="float" office:value="159.222222222222" calcext:value-type="float">
            <text:p>159</text:p>
          </table:table-cell>
          <table:table-cell table:formula="of:=SUM([.L382:.L390])/9" office:value-type="percentage" office:value="0.850283" calcext:value-type="percentage">
            <text:p>85.0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653543" calcext:value-type="percentage">
            <text:p>65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18" calcext:value-type="float">
            <text:p>118</text:p>
          </table:table-cell>
          <table:table-cell office:value-type="percentage" office:value="0.618644" calcext:value-type="percentage">
            <text:p>61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34" calcext:value-type="float">
            <text:p>134</text:p>
          </table:table-cell>
          <table:table-cell office:value-type="percentage" office:value="0.529851" calcext:value-type="percentage">
            <text:p>53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3" calcext:value-type="float">
            <text:p>133</text:p>
          </table:table-cell>
          <table:table-cell office:value-type="percentage" office:value="0.616541" calcext:value-type="percentage">
            <text:p>61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496296" calcext:value-type="percentage">
            <text:p>49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32" calcext:value-type="float">
            <text:p>132</text:p>
          </table:table-cell>
          <table:table-cell office:value-type="percentage" office:value="0.560606" calcext:value-type="percentage">
            <text:p>56.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1" calcext:value-type="float">
            <text:p>141</text:p>
          </table:table-cell>
          <table:table-cell office:value-type="percentage" office:value="0.531915" calcext:value-type="percentage">
            <text:p>53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50" calcext:value-type="float">
            <text:p>150</text:p>
          </table:table-cell>
          <table:table-cell office:value-type="percentage" office:value="0.446667" calcext:value-type="percentage">
            <text:p>44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ch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641221" calcext:value-type="percentage">
            <text:p>64.1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EF</text:p>
          </table:table-cell>
          <table:table-cell/>
          <table:table-cell table:formula="of:=SUM([.G394:.G402])/9" office:value-type="float" office:value="75.1111111111111" calcext:value-type="float">
            <text:p>75.1111111111</text:p>
          </table:table-cell>
          <table:table-cell table:number-columns-repeated="3"/>
          <table:table-cell table:formula="of:=SUM([.K394:.K402])/9" office:value-type="float" office:value="133.444444444444" calcext:value-type="float">
            <text:p>133</text:p>
          </table:table-cell>
          <table:table-cell table:formula="of:=SUM([.L394:.L402])/9" office:value-type="percentage" office:value="0.566142666666667" calcext:value-type="percentage">
            <text:p>56.6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488189" calcext:value-type="percentage">
            <text:p>48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18" calcext:value-type="float">
            <text:p>118</text:p>
          </table:table-cell>
          <table:table-cell office:value-type="percentage" office:value="0.567797" calcext:value-type="percentage">
            <text:p>56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34" calcext:value-type="float">
            <text:p>134</text:p>
          </table:table-cell>
          <table:table-cell office:value-type="percentage" office:value="0.462687" calcext:value-type="percentage">
            <text:p>46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3" calcext:value-type="float">
            <text:p>133</text:p>
          </table:table-cell>
          <table:table-cell office:value-type="percentage" office:value="0.496241" calcext:value-type="percentage">
            <text:p>49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437037" calcext:value-type="percentage">
            <text:p>4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32" calcext:value-type="float">
            <text:p>132</text:p>
          </table:table-cell>
          <table:table-cell office:value-type="percentage" office:value="0.44697" calcext:value-type="percentage">
            <text:p>44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1" calcext:value-type="float">
            <text:p>141</text:p>
          </table:table-cell>
          <table:table-cell office:value-type="percentage" office:value="0.439716" calcext:value-type="percentage">
            <text:p>44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50" calcext:value-type="float">
            <text:p>150</text:p>
          </table:table-cell>
          <table:table-cell office:value-type="percentage" office:value="0.42" calcext:value-type="percentage">
            <text:p>42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ch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564885" calcext:value-type="percentage">
            <text:p>56.5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FREAK</text:p>
          </table:table-cell>
          <table:table-cell/>
          <table:table-cell table:formula="of:=SUM([.G405:.G413])/9" office:value-type="float" office:value="63.7777777777778" calcext:value-type="float">
            <text:p>63.7777777778</text:p>
          </table:table-cell>
          <table:table-cell table:number-columns-repeated="3"/>
          <table:table-cell table:formula="of:=SUM([.K405:.K413])/9" office:value-type="float" office:value="133.444444444444" calcext:value-type="float">
            <text:p>133</text:p>
          </table:table-cell>
          <table:table-cell table:formula="of:=SUM([.L405:.L413])/9" office:value-type="percentage" office:value="0.480391333333333" calcext:value-type="percentage">
            <text:p>48.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480315" calcext:value-type="percentage">
            <text:p>48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18" calcext:value-type="float">
            <text:p>118</text:p>
          </table:table-cell>
          <table:table-cell office:value-type="percentage" office:value="0.516949" calcext:value-type="percentage">
            <text:p>51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34" calcext:value-type="float">
            <text:p>134</text:p>
          </table:table-cell>
          <table:table-cell office:value-type="percentage" office:value="0.447761" calcext:value-type="percentage">
            <text:p>44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3" calcext:value-type="float">
            <text:p>133</text:p>
          </table:table-cell>
          <table:table-cell office:value-type="percentage" office:value="0.488722" calcext:value-type="percentage">
            <text:p>48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437037" calcext:value-type="percentage">
            <text:p>43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32" calcext:value-type="float">
            <text:p>132</text:p>
          </table:table-cell>
          <table:table-cell office:value-type="percentage" office:value="0.477273" calcext:value-type="percentage">
            <text:p>47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1" calcext:value-type="float">
            <text:p>141</text:p>
          </table:table-cell>
          <table:table-cell office:value-type="percentage" office:value="0.432624" calcext:value-type="percentage">
            <text:p>43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50" calcext:value-type="float">
            <text:p>150</text:p>
          </table:table-cell>
          <table:table-cell office:value-type="percentage" office:value="0.426667" calcext:value-type="percentage">
            <text:p>42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ch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564885" calcext:value-type="percentage">
            <text:p>56.5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BRISK</text:p>
          </table:table-cell>
          <table:table-cell/>
          <table:table-cell table:formula="of:=SUM([.G416:.G424])/9" office:value-type="float" office:value="63.1111111111111" calcext:value-type="float">
            <text:p>63.1111111111</text:p>
          </table:table-cell>
          <table:table-cell table:number-columns-repeated="3"/>
          <table:table-cell table:formula="of:=SUM([.K416:.K424])/9" office:value-type="float" office:value="133.444444444444" calcext:value-type="float">
            <text:p>133</text:p>
          </table:table-cell>
          <table:table-cell table:formula="of:=SUM([.L416:.L424])/9" office:value-type="percentage" office:value="0.474692555555556" calcext:value-type="percentage">
            <text:p>47.5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_keypts</text:p>
          </table:table-cell>
          <table:table-cell office:value-type="float" office:value="127" calcext:value-type="float">
            <text:p>127</text:p>
          </table:table-cell>
          <table:table-cell office:value-type="percentage" office:value="0.622047" calcext:value-type="percentage">
            <text:p>62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e_keypts</text:p>
          </table:table-cell>
          <table:table-cell office:value-type="float" office:value="118" calcext:value-type="float">
            <text:p>118</text:p>
          </table:table-cell>
          <table:table-cell office:value-type="percentage" office:value="0.652542" calcext:value-type="percentage">
            <text:p>6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e_keypts</text:p>
          </table:table-cell>
          <table:table-cell office:value-type="float" office:value="134" calcext:value-type="float">
            <text:p>134</text:p>
          </table:table-cell>
          <table:table-cell office:value-type="percentage" office:value="0.619403" calcext:value-type="percentage">
            <text:p>61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e_keypts</text:p>
          </table:table-cell>
          <table:table-cell office:value-type="float" office:value="133" calcext:value-type="float">
            <text:p>133</text:p>
          </table:table-cell>
          <table:table-cell office:value-type="percentage" office:value="0.691729" calcext:value-type="percentage">
            <text:p>69.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_keypts</text:p>
          </table:table-cell>
          <table:table-cell office:value-type="float" office:value="135" calcext:value-type="float">
            <text:p>135</text:p>
          </table:table-cell>
          <table:table-cell office:value-type="percentage" office:value="0.674074" calcext:value-type="percentage">
            <text:p>67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e_keypts</text:p>
          </table:table-cell>
          <table:table-cell office:value-type="float" office:value="132" calcext:value-type="float">
            <text:p>132</text:p>
          </table:table-cell>
          <table:table-cell office:value-type="percentage" office:value="0.598485" calcext:value-type="percentage">
            <text:p>59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e_keypts</text:p>
          </table:table-cell>
          <table:table-cell office:value-type="float" office:value="141" calcext:value-type="float">
            <text:p>141</text:p>
          </table:table-cell>
          <table:table-cell office:value-type="percentage" office:value="0.567376" calcext:value-type="percentage">
            <text:p>56.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e_keypts</text:p>
          </table:table-cell>
          <table:table-cell office:value-type="float" office:value="150" calcext:value-type="float">
            <text:p>150</text:p>
          </table:table-cell>
          <table:table-cell office:value-type="percentage" office:value="0.653333" calcext:value-type="percentage">
            <text:p>6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ch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e_keypts</text:p>
          </table:table-cell>
          <table:table-cell office:value-type="float" office:value="131" calcext:value-type="float">
            <text:p>131</text:p>
          </table:table-cell>
          <table:table-cell office:value-type="percentage" office:value="0.740458" calcext:value-type="percentage">
            <text:p>74.0%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FT</text:p>
          </table:table-cell>
          <table:table-cell/>
          <table:table-cell office:value-type="string" calcext:value-type="string">
            <text:p>SIFT</text:p>
          </table:table-cell>
          <table:table-cell/>
          <table:table-cell table:formula="of:=SUM([.G427:.G435])/9" office:value-type="float" office:value="86.2222222222222" calcext:value-type="float">
            <text:p>86.2222222222</text:p>
          </table:table-cell>
          <table:table-cell table:number-columns-repeated="3"/>
          <table:table-cell table:formula="of:=SUM([.K427:.K435])/9" office:value-type="float" office:value="133.444444444444" calcext:value-type="float">
            <text:p>133</text:p>
          </table:table-cell>
          <table:table-cell table:formula="of:=SUM([.L427:.L435])/9" office:value-type="percentage" office:value="0.646605222222222" calcext:value-type="percentage">
            <text:p>64.7%</text:p>
          </table:table-cell>
          <table:table-cell table:number-columns-repeated="1012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15:51:17.340947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5:54:18.915357872</dc:date>
    <meta:editing-duration>PT42M</meta:editing-duration>
    <meta:editing-cycles>21</meta:editing-cycles>
    <meta:generator>LibreOffice/5.1.6.2$Linux_X86_64 LibreOffice_project/10m0$Build-2</meta:generator>
    <meta:document-statistic meta:table-count="1" meta:cell-count="4131" meta:object-count="0"/>
  </office:meta>
</office:document-meta>
</file>